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</office:automatic-styles>
  <office:body>
    <office:text text:use-soft-page-breaks="true">
      <text:p text:style-name="P1">2.5D Isometric Hack-N-Slash Game.</text:p>
      <text:p text:style-name="Normal"/>
      <text:h text:style-name="Heading1" text:outline-level="1">Pre-Production.</text:h>
      <text:h text:style-name="Heading2" text:outline-level="2">Inspiration.</text:h>
      <text:p text:style-name="Normal">polyCaves (previous student project):<text:s/><text:a xlink:href="https://sam-cox.itch.io/polycaves" office:target-frame-name="_top" xlink:show="replace"><text:span text:style-name="Hyperlink">https://sam-cox.itch.io/polycaves</text:span></text:a></text:p>
      <text:p text:style-name="Normal">Head over Heels:<text:s/><text:a xlink:href="https://youtu.be/Nt2nTni0z4k" office:target-frame-name="_top" xlink:show="replace"><text:span text:style-name="Hyperlink">https://youtu.be/Nt2nTni0z4k</text:span></text:a></text:p>
      <text:p text:style-name="Normal">Max Payne (Gameboy Advance):<text:s/><text:a xlink:href="https://youtu.be/WOJ88WX-RWc" office:target-frame-name="_top" xlink:show="replace"><text:span text:style-name="Hyperlink">https://youtu.be/WOJ88WX-RWc</text:span></text:a></text:p>
      <text:h text:style-name="Heading2" text:outline-level="2">Programs/Languages.</text:h>
      <text:p text:style-name="Normal">Unity 2021.3.9f1, Visual Studio Code, C#,<text:s/>GIMP (GNU Image Manipulation Program),<text:s/>GitHub Desktop/Git, Adobe<text:s/>Fresco<text:s/>(iPad).</text:p>
      <text:h text:style-name="Heading2" text:outline-level="2">Platforms.</text:h>
      <text:p text:style-name="Normal">Android,<text:s/>iOS/iPadOS,<text:s/>Linux,<text:s/>macOS,<text:s/>Microsoft Windows.<text:s/></text:p>
      <text:h text:style-name="Heading2" text:outline-level="2">Licence.</text:h>
      <text:p text:style-name="Normal">MIT Licence.<text:s/></text:p>
      <text:h text:style-name="Heading2" text:outline-level="2">Theme.</text:h>
      <text:p text:style-name="Normal">Futuristic city at night-time.</text:p>
      <text:h text:style-name="Heading2" text:outline-level="2">Weapons.</text:h>
      <text:p text:style-name="Normal">Gun, sword.<text:s/></text:p>
      <text:h text:style-name="Heading2" text:outline-level="2">Characters.</text:h>
      <text:p text:style-name="Normal">19-year-old humanoid.</text:p>
      <text:h text:style-name="Heading2" text:outline-level="2">Character Design Iteration.</text:h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uel Cox</meta:initial-creator>
    <dc:creator>Samuel Cox</dc:creator>
    <meta:creation-date>2023-01-24T15:34:00Z</meta:creation-date>
    <dc:date>2023-01-24T16:48:00Z</dc:date>
    <meta:template xlink:href="Normal.dotm" xlink:type="simple"/>
    <meta:editing-cycles>6</meta:editing-cycles>
    <meta:editing-duration>PT4140S</meta:editing-duration>
    <meta:document-statistic meta:page-count="1" meta:paragraph-count="1" meta:word-count="110" meta:character-count="736" meta:row-count="5" meta:non-whitespace-character-count="627"/>
  </office:meta>
</office:document-meta>
</file>